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0.984cm" table:align="right"/>
    </style:style>
    <style:style style:name="Таблица1.A" style:family="table-column">
      <style:table-column-properties style:column-width="19.288cm"/>
    </style:style>
    <style:style style:name="Таблица1.B" style:family="table-column">
      <style:table-column-properties style:column-width="21.696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rsid="000a38a0" officeooo:paragraph-rsid="000a38a0"/>
    </style:style>
    <style:style style:name="P2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3" style:family="paragraph" style:parent-style-name="Standard">
      <style:text-properties fo:color="#dddddd" style:font-name="PT Mono" fo:font-size="9pt" officeooo:rsid="000a38a0" officeooo:paragraph-rsid="000a38a0" style:font-size-asian="9pt" style:font-size-complex="9pt"/>
    </style:style>
    <style:style style:name="P4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  <style:style style:name="P5" style:family="paragraph" style:parent-style-name="Standard">
      <style:text-properties fo:color="#9999ff" style:font-name="PT Mono" fo:font-size="9pt" fo:font-weight="bold" officeooo:rsid="000a38a0" officeooo:paragraph-rsid="000a38a0" style:font-size-asian="9pt" style:font-weight-asian="bold" style:font-size-complex="9pt" style:font-weight-complex="bold"/>
    </style:style>
    <style:style style:name="P6" style:family="paragraph" style:parent-style-name="Standard">
      <style:text-properties fo:color="#9999ff" style:font-name="PT Mono" fo:font-size="9pt" officeooo:rsid="000a38a0" officeooo:paragraph-rsid="000a38a0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ddddd"/>
    </style:style>
    <style:style style:name="T4" style:family="text">
      <style:text-properties fo:color="#cccccc"/>
    </style:style>
    <style:style style:name="T5" style:family="text">
      <style:text-properties fo:color="#9999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Objects:</text:p>
            <text:p text:style-name="P2"/>
            <text:p text:style-name="P2"><text:s text:c="4"/>mode <text:s/>| adr <text:s text:c="3"/>conval <text:s/>link <text:s text:c="4"/>scope <text:s text:c="3"/>leaf</text:p>
            <text:p text:style-name="P2"><text:s text:c="3"/>------------------------------------------------</text:p>
            <text:p text:style-name="P2"><text:s text:c="4"/>Undef | <text:s text:c="40"/>Not used</text:p>
            <text:p text:style-name="P2"><text:s text:c="4"/>Var <text:s text:c="2"/>| vadr <text:s text:c="10"/>next <text:s text:c="13"/>regopt Glob or loc var or proc value parameter</text:p>
            <text:p text:style-name="P2"><text:s text:c="4"/>VarPar| vadr <text:s text:c="10"/>next <text:s text:c="13"/>regopt Var parameter (vis = 0 | inPar | outPar)</text:p>
            <text:p text:style-name="P2"><text:s text:c="4"/>Con <text:s text:c="2"/>| <text:s text:c="7"/>val <text:s text:c="29"/>Constant</text:p>
            <text:p text:style-name="P2"><text:s text:c="4"/>Fld <text:s text:c="2"/>| off <text:s text:c="11"/>next <text:s text:c="20"/>Record field</text:p>
            <text:p text:style-name="P2"><text:s text:c="4"/>Typ <text:s text:c="2"/>| <text:s text:c="40"/>Named type</text:p>
            <text:p text:style-name="P2"><text:s text:c="4"/>LProc | entry <text:s/>sizes <text:s text:c="2"/>firstpar scope <text:s text:c="3"/>leaf <text:s text:c="2"/>Local procedure, entry adr set in back-end</text:p>
            <text:p text:style-name="P2"><text:s text:c="4"/>XProc | entry <text:s/>sizes <text:s text:c="2"/>firstpar scope <text:s text:c="3"/>leaf <text:s text:c="2"/>External procedure, entry adr set in back-end</text:p>
            <text:p text:style-name="P2"><text:s text:c="4"/>SProc | fno <text:s text:c="3"/>sizes <text:s text:c="27"/>Standard procedure</text:p>
            <text:p text:style-name="P2"><text:s text:c="4"/>CProc | <text:s text:c="7"/>code <text:s text:c="3"/>firstpar scope <text:s text:c="10"/>Code procedure</text:p>
            <text:p text:style-name="P2"><text:s text:c="4"/>IProc | entry <text:s/>sizes <text:s text:c="11"/>scope <text:s text:c="3"/>leaf <text:s text:c="2"/>Interrupt procedure, entry adr set in back-end</text:p>
            <text:p text:style-name="P2"><text:s text:c="4"/>Mod <text:s text:c="2"/>| <text:s text:c="24"/>scope <text:s text:c="10"/>Module</text:p>
            <text:p text:style-name="P2"><text:s text:c="4"/>Head <text:s/>| txtpos <text:s text:c="8"/>owner <text:s text:c="3"/>firstvar <text:s text:c="7"/>Scope anchor</text:p>
            <text:p text:style-name="P2"><text:s text:c="4"/>TProc | entry <text:s/>sizes <text:s text:c="2"/>firstpar scope <text:s text:c="3"/>leaf <text:s text:c="2"/>Bound procedure, mthno = obj.num</text:p>
          </table:table-cell>
          <table:table-cell table:style-name="Таблица1.A1" office:value-type="string">
            <text:p text:style-name="P4">Structures:</text:p>
            <text:p text:style-name="P2"/>
            <text:p text:style-name="P2"><text:s text:c="4"/>form <text:s text:c="3"/>comp <text:s/>| n <text:s text:c="5"/>BaseTyp <text:s text:c="2"/>link <text:s text:c="4"/>mno <text:s/>txtpos <text:s text:c="2"/>sysflag</text:p>
            <text:p text:style-name="P2"><text:tab/>-----------------------------------------------------------------</text:p>
            <text:p text:style-name="P2"><text:s text:c="4"/>Undef <text:s text:c="2"/>Basic |</text:p>
            <text:p text:style-name="P2"><text:s text:c="4"/>Byte <text:s text:c="3"/>Basic |</text:p>
            <text:p text:style-name="P2"><text:s text:c="4"/>Bool <text:s text:c="3"/>Basic |</text:p>
            <text:p text:style-name="P2"><text:s text:c="4"/>Char8 <text:s text:c="2"/>Basic |</text:p>
            <text:p text:style-name="P2"><text:s text:c="4"/>Int8 <text:s text:c="3"/>Basic |</text:p>
            <text:p text:style-name="P2"><text:s text:c="4"/>Int16 <text:s text:c="2"/>Basic |</text:p>
            <text:p text:style-name="P2"><text:s text:c="4"/>Int32 <text:s text:c="2"/>Basic |</text:p>
            <text:p text:style-name="P2"><text:s text:c="4"/>Real32 <text:s/>Basic |</text:p>
            <text:p text:style-name="P2"><text:s text:c="4"/>Real64 <text:s/>Basic |</text:p>
            <text:p text:style-name="P2"><text:s text:c="4"/>Set <text:s text:c="4"/>Basic |</text:p>
            <text:p text:style-name="P2"><text:s text:c="4"/>String8 Basic |</text:p>
            <text:p text:style-name="P2"><text:s text:c="4"/>NilTyp <text:s/>Basic |</text:p>
            <text:p text:style-name="P2"><text:s text:c="4"/>NoTyp <text:s text:c="2"/>Basic |</text:p>
            <text:p text:style-name="P2"><text:s text:c="4"/>Pointer Basic | <text:s text:c="7"/>PBaseTyp <text:s text:c="10"/>mno <text:s/>txtpos <text:s text:c="2"/>sysflag</text:p>
            <text:p text:style-name="P2"><text:s text:c="4"/>ProcTyp Basic | <text:s text:c="7"/>ResTyp <text:s text:c="3"/>params <text:s text:c="2"/>mno <text:s/>txtpos <text:s text:c="2"/>sysflag</text:p>
            <text:p text:style-name="P2"><text:s text:c="4"/>Comp <text:s text:c="3"/>Array | nofel <text:s/>ElemTyp <text:s text:c="11"/>mno <text:s/>txtpos <text:s text:c="2"/>sysflag</text:p>
            <text:p text:style-name="P2"><text:s text:c="4"/>Comp <text:s text:c="3"/>DynArr| dim <text:s text:c="3"/>ElemTyp <text:s text:c="11"/>mno <text:s/>txtpos <text:s text:c="2"/>sysflag</text:p>
            <text:p text:style-name="P2"><text:s text:c="4"/>Comp <text:s text:c="3"/>Record| nofmth RBaseTyp <text:s/>fields <text:s text:c="2"/>mno <text:s/>txtpos <text:s text:c="2"/>sysflag</text:p>
            <text:p text:style-name="P2"><text:s text:c="4"/>Char16 <text:s/>Basic |</text:p>
            <text:p text:style-name="P2"><text:s text:c="4"/>String16Basic |</text:p>
            <text:p text:style-name="P2"><text:s text:c="4"/>Int64 <text:s text:c="2"/>Basic |</text:p>
          </table:table-cell>
        </table:table-row>
        <table:table-row>
          <table:table-cell table:style-name="Таблица1.A1" office:value-type="string">
            <text:p text:style-name="P2">Nodes:</text:p>
            <text:p text:style-name="P2"/>
            <text:p text:style-name="P2">design <text:s text:c="2"/>= <text:span text:style-name="T5">Nvar</text:span>|<text:span text:style-name="T5">Nvarpar</text:span>|<text:span text:style-name="T5">Nfield</text:span>|Nderef|<text:span text:style-name="T5">Nindex</text:span>|<text:span text:style-name="T5">Nguard</text:span>|Neguard|<text:span text:style-name="T5">Ntype</text:span>|<text:span text:style-name="T5">Nproc</text:span>.</text:p>
            <text:p text:style-name="P2">expr <text:s text:c="4"/>= design|<text:span text:style-name="T5">Nconst</text:span>|Nupto|<text:span text:style-name="T2">Nmop</text:span>|<text:span text:style-name="T2">Ndop</text:span>|<text:span text:style-name="T5">Ncall</text:span>.</text:p>
            <text:p text:style-name="P5">nextexpr = NIL|expr.</text:p>
            <text:p text:style-name="P5">ifstat <text:s text:c="2"/>= NIL|Nif.</text:p>
            <text:p text:style-name="P5">casestat = Ncaselse.</text:p>
            <text:p text:style-name="P5">sglcase <text:s/>= NIL|Ncasedo.</text:p>
            <text:p text:style-name="P5">stat <text:s text:c="4"/>= NIL|Ninittd|Nenter|Nassign|Ncall|Nifelse|Ncase|Nwhile|Nrepeat|</text:p>
            <text:p text:style-name="P5"><text:s text:c="11"/>Nloop|Nexit|Nreturn|Nwith|Ntrap.</text:p>
            <text:p text:style-name="P2"/>
          </table:table-cell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2"><text:s text:c="15"/>class <text:s text:c="4"/>subcl <text:s text:c="4"/>obj <text:s text:c="5"/>left <text:s text:c="5"/>right <text:s text:c="4"/>link <text:s text:c="5"/></text:p>
            <text:p text:style-name="P2"><text:s text:c="14"/>---------------------------------------------------------</text:p>
            <text:p text:style-name="P2"/>
            <text:p text:style-name="P2">design <text:s text:c="7"/><text:span text:style-name="T5">Nvar <text:s text:c="15"/>var <text:s text:c="25"/>nextexpr</text:span></text:p>
            <text:p text:style-name="P2"><text:s text:c="14"/><text:span text:style-name="T5">Nvarpar <text:s text:c="12"/>varpar <text:s text:c="22"/>nextexpr</text:span></text:p>
            <text:p text:style-name="P2"><text:s text:c="14"/><text:span text:style-name="T5">Nfield <text:s text:c="13"/>field <text:s text:c="3"/>design <text:s text:c="13"/>nextexpr</text:span></text:p>
            <text:p text:style-name="P2"><text:s text:c="14"/>Nderef <text:s text:c="3"/>ptr/<text:span text:style-name="T5">str</text:span> <text:s text:c="11"/>design <text:s text:c="13"/>nextexpr</text:p>
            <text:p text:style-name="P2"><text:s text:c="14"/><text:span text:style-name="T5">Nindex <text:s text:c="22"/>design <text:s text:c="3"/>expr <text:s text:c="5"/>nextexpr</text:span></text:p>
            <text:p text:style-name="P2"><text:s text:c="14"/><text:span text:style-name="T5">Nguard <text:s text:c="22"/>design <text:s text:c="13"/>nextexpr (typ = guard type)</text:span></text:p>
            <text:p text:style-name="P2"><text:s text:c="14"/>Neguard <text:s text:c="21"/>design <text:s text:c="13"/>nextexpr (typ = guard type)</text:p>
            <text:p text:style-name="P2"><text:s text:c="14"/><text:span text:style-name="T5">Ntype <text:s text:c="14"/>type <text:s text:c="24"/>nextexpr</text:span></text:p>
            <text:p text:style-name="P2"><text:s text:c="14"/><text:span text:style-name="T5">Nproc <text:s text:c="4"/>normal <text:s text:c="3"/>proc <text:s text:c="24"/>nextexpr</text:span></text:p>
            <text:p text:style-name="P2"><text:s text:c="24"/>super <text:s text:c="4"/>proc <text:s text:c="24"/>nextexpr</text:p>
            <text:p text:style-name="P2"/>
            <text:p text:style-name="P2"/>
            <text:p text:style-name="P2">expr <text:s text:c="9"/>design</text:p>
            <text:p text:style-name="P2"><text:s text:c="14"/><text:span text:style-name="T5">Nconst <text:s text:c="13"/>const <text:s text:c="32"/>(val = node.conval)</text:span></text:p>
            <text:p text:style-name="P2"><text:s text:c="14"/>Nupto <text:s text:c="23"/>expr <text:s text:c="5"/>expr <text:s text:c="5"/>nextexpr </text:p>
            <text:p text:style-name="P2"><text:s text:c="14"/>Nmop <text:s text:c="5"/><text:span text:style-name="T5">not <text:s text:c="15"/>expr <text:s text:c="15"/>nextexpr</text:span></text:p>
            <text:p text:style-name="P2"><text:s text:c="24"/><text:span text:style-name="T5">minus <text:s text:c="13"/>expr <text:s text:c="15"/>nextexpr</text:span></text:p>
            <text:p text:style-name="P6"><text:s text:c="24"/><text:span text:style-name="T1">is <text:s text:c="7"/>tsttype <text:s/>expr <text:s text:c="15"/>nextexpr</text:span></text:p>
            <text:p text:style-name="P6"><text:s text:c="24"/><text:span text:style-name="T1">conv <text:s text:c="14"/>expr <text:s text:c="15"/>nextexpr</text:span></text:p>
            <text:p text:style-name="P6"><text:s text:c="24"/><text:span text:style-name="T1">abs <text:s text:c="15"/>expr <text:s text:c="15"/>nextexpr</text:span></text:p>
            <text:p text:style-name="P6"><text:s text:c="24"/><text:span text:style-name="T1">cap <text:s text:c="15"/>expr <text:s text:c="15"/>nextexpr</text:span></text:p>
            <text:p text:style-name="P6"><text:s text:c="24"/><text:span text:style-name="T1">odd <text:s text:c="15"/>expr <text:s text:c="15"/>nextexpr</text:span></text:p>
            <text:p text:style-name="P6"><text:s text:c="24"/><text:span text:style-name="T1">bit <text:s text:c="15"/>expr <text:s text:c="15"/>nextexpr {x}</text:span></text:p>
            <text:p text:style-name="P2"><text:s text:c="24"/><text:span text:style-name="T3">adr <text:s text:c="15"/>expr <text:s text:c="15"/>nextexpr SYSTEM.ADR</text:span></text:p>
            <text:p text:style-name="P2"><text:s text:c="24"/><text:span text:style-name="T3">typ <text:s text:c="15"/>expr <text:s text:c="15"/>nextexpr SYSTEM.TYP</text:span></text:p>
            <text:p text:style-name="P2"><text:s text:c="24"/><text:span text:style-name="T3">cc <text:s text:c="16"/>Nconst <text:s text:c="13"/>nextexpr SYSTEM.CC</text:span></text:p>
            <text:p text:style-name="P2"><text:s text:c="24"/><text:span text:style-name="T4">val <text:s text:c="15"/>expr <text:s text:c="15"/>nextexpr SYSTEM.VAL</text:span></text:p>
            <text:p text:style-name="P2"><text:s text:c="14"/>Ndop <text:s text:c="5"/>times <text:s text:c="13"/>expr <text:s text:c="5"/>expr <text:s text:c="5"/>nextexpr</text:p>
            <text:p text:style-name="P2"><text:s text:c="24"/>slash <text:s text:c="13"/>expr <text:s text:c="5"/>expr <text:s text:c="5"/>nextexpr</text:p>
            <text:p text:style-name="P2"><text:s text:c="24"/>div <text:s text:c="15"/>expr <text:s text:c="5"/>expr <text:s text:c="5"/>nextexpr</text:p>
            <text:p text:style-name="P2"><text:s text:c="24"/>mod <text:s text:c="15"/>expr <text:s text:c="5"/>expr <text:s text:c="5"/>nextexpr</text:p>
            <text:p text:style-name="P2"><text:s text:c="24"/>and <text:s text:c="15"/>expr <text:s text:c="5"/>expr <text:s text:c="5"/>nextexpr</text:p>
            <text:p text:style-name="P2"><text:s text:c="24"/><text:span text:style-name="T5">plus <text:s text:c="14"/>expr <text:s text:c="5"/>expr <text:s text:c="5"/>nextexpr</text:span></text:p>
            <text:p text:style-name="P6"><text:s text:c="24"/><text:span text:style-name="T1">minus <text:s text:c="13"/>expr <text:s text:c="5"/>expr <text:s text:c="5"/>nextexpr</text:span></text:p>
            <text:p text:style-name="P2"><text:s text:c="24"/>or <text:s text:c="16"/>expr <text:s text:c="5"/>expr <text:s text:c="5"/>nextexpr</text:p>
            <text:p text:style-name="P2"><text:s text:c="24"/><text:span text:style-name="T5">eql <text:s text:c="15"/>expr <text:s text:c="5"/>expr <text:s text:c="5"/>nextexpr</text:span></text:p>
            <text:p text:style-name="P6"><text:s text:c="24"/><text:span text:style-name="T1">neq <text:s text:c="15"/>expr <text:s text:c="5"/>expr <text:s text:c="5"/>nextexpr</text:span></text:p>
            <text:p text:style-name="P6"><text:s text:c="24"/><text:span text:style-name="T1">lss <text:s text:c="15"/>expr <text:s text:c="5"/>expr <text:s text:c="5"/>nextexpr</text:span></text:p>
            <text:p text:style-name="P6"><text:s text:c="24"/><text:span text:style-name="T1">leq <text:s text:c="15"/>expr <text:s text:c="5"/>expr <text:s text:c="5"/>nextexpr</text:span></text:p>
            <text:p text:style-name="P6"><text:s text:c="24"/><text:span text:style-name="T1">grt <text:s text:c="15"/>expr <text:s text:c="5"/>expr <text:s text:c="5"/>nextexpr</text:span></text:p>
            <text:p text:style-name="P2"><text:s text:c="24"/>geq <text:s text:c="15"/>expr <text:s text:c="5"/>expr <text:s text:c="5"/>nextexpr</text:p>
            <text:p text:style-name="P2"><text:s text:c="24"/>in <text:s text:c="16"/>expr <text:s text:c="5"/>expr <text:s text:c="5"/>nextexpr</text:p>
            <text:p text:style-name="P2"><text:s text:c="24"/>ash <text:s text:c="15"/>expr <text:s text:c="5"/>expr <text:s text:c="5"/>nextexpr</text:p>
            <text:p text:style-name="P2"><text:s text:c="24"/><text:span text:style-name="T3">msk <text:s text:c="15"/>expr <text:s text:c="5"/>Nconst <text:s text:c="3"/>nextexpr</text:span></text:p>
            <text:p text:style-name="P2"><text:s text:c="24"/><text:span text:style-name="T5">len <text:s text:c="15"/>design <text:s text:c="3"/>Nconst <text:s text:c="3"/>nextexpr</text:span></text:p>
            <text:p text:style-name="P2"><text:s text:c="24"/>min <text:s text:c="15"/>expr <text:s text:c="5"/>expr <text:s text:c="5"/>nextexpr MIN</text:p>
            <text:p text:style-name="P2"><text:s text:c="24"/>max <text:s text:c="15"/>expr <text:s text:c="5"/>expr <text:s text:c="5"/>nextexpr MAX</text:p>
            <text:p text:style-name="P2"><text:s text:c="24"/><text:span text:style-name="T3">bit <text:s text:c="15"/>expr <text:s text:c="5"/>expr <text:s text:c="5"/>nextexpr SYSTEM.BIT</text:span></text:p>
            <text:p text:style-name="P2"><text:s text:c="24"/><text:span text:style-name="T3">lsh <text:s text:c="15"/>expr <text:s text:c="5"/>expr <text:s text:c="5"/>nextexpr SYSTEM.LSH</text:span></text:p>
            <text:p text:style-name="P2"><text:s text:c="24"/><text:span text:style-name="T3">rot <text:s text:c="15"/>expr <text:s text:c="5"/>expr <text:s text:c="5"/>nextexpr SYSTEM.ROT</text:span></text:p>
            <text:p text:style-name="P2"><text:s text:c="14"/><text:span text:style-name="T5">Ncall <text:s text:c="14"/>fpar <text:s text:c="4"/>design <text:s text:c="3"/>nextexpr <text:s/>nextexpr</text:span></text:p>
            <text:p text:style-name="P2"><text:s text:c="14"/>Ncomp <text:s text:c="23"/>stat <text:s text:c="5"/>expr <text:s text:c="5"/>nextexpr</text:p>
            <text:p text:style-name="P2"/>
            <text:p text:style-name="P2"/>
          </table:table-cell>
          <table:table-cell table:style-name="Таблица1.A1" office:value-type="string">
            <text:p text:style-name="P2"><text:s text:c="14"/>class <text:s text:c="4"/>subcl <text:s text:c="4"/>obj <text:s text:c="5"/>left <text:s text:c="5"/>right <text:s text:c="4"/>link <text:s text:c="3"/></text:p>
            <text:p text:style-name="P2"><text:s text:c="14"/>---------------------------------------------------------</text:p>
            <text:p text:style-name="P2"/>
            <text:p text:style-name="P5">nextexpr <text:s text:c="5"/>NIL</text:p>
            <text:p text:style-name="P5"><text:s text:c="14"/>expr</text:p>
            <text:p text:style-name="P2"/>
            <text:p text:style-name="P6"><text:span text:style-name="T1">ifstat</text:span> <text:s text:c="7"/><text:span text:style-name="T1">NIL</text:span></text:p>
            <text:p text:style-name="P6"><text:s text:c="14"/><text:span text:style-name="T1">Nif</text:span> <text:s text:c="25"/><text:span text:style-name="T1">expr</text:span> <text:s text:c="5"/><text:span text:style-name="T1">stat</text:span> <text:s text:c="5"/><text:span text:style-name="T1">ifstat</text:span></text:p>
            <text:p text:style-name="P6"/>
            <text:p text:style-name="P5">casestat <text:s text:c="5"/>Ncaselse <text:s text:c="20"/>sglcase <text:s text:c="2"/>stat <text:s text:c="10"/>(minmax = node.conval)</text:p>
            <text:p text:style-name="P6"/>
            <text:p text:style-name="P5">sglcase <text:s text:c="6"/>NIL</text:p>
            <text:p text:style-name="P6"><text:s text:c="14"/><text:span text:style-name="T1">Ncasedo <text:s text:c="21"/>Nconst <text:s text:c="3"/>stat <text:s text:c="5"/>sglcase</text:span></text:p>
            <text:p text:style-name="P6"/>
            <text:p text:style-name="P5">stat <text:s text:c="9"/>NIL</text:p>
            <text:p text:style-name="P6"><text:s text:c="14"/><text:span text:style-name="T1">Ninittd <text:s text:c="41"/>stat <text:s text:c="4"/>(of node.typ)</text:span></text:p>
            <text:p text:style-name="P6"><text:s text:c="14"/><text:span text:style-name="T1">Nenter <text:s text:c="13"/>proc <text:s text:c="4"/>stat <text:s text:c="5"/>stat <text:s text:c="5"/>stat <text:s text:c="4"/>(proc=NIL for mod)</text:span></text:p>
            <text:p text:style-name="P2"><text:s text:c="14"/>Nassign <text:s text:c="2"/><text:span text:style-name="T5">assign <text:s text:c="12"/>design <text:s text:c="3"/>expr <text:s text:c="5"/>stat</text:span></text:p>
            <text:p text:style-name="P2"><text:s text:c="24"/>newfn <text:s text:c="13"/>design <text:s text:c="3"/>nextexp <text:s text:c="2"/>stat</text:p>
            <text:p text:style-name="P2"><text:s text:c="24"/><text:span text:style-name="T5">incfn <text:s text:c="13"/>design <text:s text:c="3"/>expr <text:s text:c="5"/>stat</text:span></text:p>
            <text:p text:style-name="P6"><text:s text:c="24"/><text:span text:style-name="T1">decfn <text:s text:c="13"/>design <text:s text:c="3"/>expr <text:s text:c="5"/>stat</text:span></text:p>
            <text:p text:style-name="P2"><text:s text:c="24"/>inclfn <text:s text:c="12"/>design <text:s text:c="3"/>expr <text:s text:c="5"/>stat</text:p>
            <text:p text:style-name="P2"><text:s text:c="24"/>exclfn <text:s text:c="12"/>design <text:s text:c="3"/>expr <text:s text:c="5"/>stat</text:p>
            <text:p text:style-name="P2"><text:s text:c="24"/><text:span text:style-name="T3">copyfn <text:s text:c="12"/>design <text:s text:c="3"/>expr <text:s text:c="5"/>stat</text:span></text:p>
            <text:p text:style-name="P2"><text:s text:c="24"/><text:span text:style-name="T3">getfn <text:s text:c="13"/>design <text:s text:c="3"/>expr <text:s text:c="5"/>stat <text:s text:c="4"/>SYSTEM.GET</text:span></text:p>
            <text:p text:style-name="P2"><text:s text:c="24"/><text:span text:style-name="T3">putfn <text:s text:c="13"/>expr <text:s text:c="5"/>expr <text:s text:c="5"/>stat <text:s text:c="4"/>SYSTEM.PUT</text:span></text:p>
            <text:p text:style-name="P2"><text:s text:c="24"/><text:span text:style-name="T3">getrfn <text:s text:c="12"/>design <text:s text:c="3"/>Nconst <text:s text:c="3"/>stat <text:s text:c="4"/>SYSTEM.GETREG</text:span></text:p>
            <text:p text:style-name="P2"><text:s text:c="24"/><text:span text:style-name="T3">putrfn <text:s text:c="12"/>Nconst <text:s text:c="3"/>expr <text:s text:c="5"/>stat <text:s text:c="4"/>SYSTEM.PUTREG</text:span></text:p>
            <text:p text:style-name="P2"><text:s text:c="24"/><text:span text:style-name="T3">sysnewfn <text:s text:c="10"/>design <text:s text:c="3"/>expr <text:s text:c="5"/>stat <text:s text:c="4"/>SYSTEM.NEW</text:span></text:p>
            <text:p text:style-name="P2"><text:s text:c="24"/><text:span text:style-name="T3">movefn <text:s text:c="12"/>expr <text:s text:c="5"/>expr <text:s text:c="5"/>stat <text:s text:c="4"/>SYSTEM.MOVE</text:span></text:p>
            <text:p text:style-name="P3"><text:s text:c="72"/>(right.link = 3rd par)</text:p>
            <text:p text:style-name="P2"><text:s text:c="14"/><text:span text:style-name="T5">Ncall <text:s text:c="14"/>fpar <text:s text:c="4"/>design <text:s text:c="3"/>nextexpr <text:s/>stat</text:span></text:p>
            <text:p text:style-name="P6"><text:s text:c="14"/><text:span text:style-name="T1">Nifelse <text:s text:c="21"/>ifstat <text:s text:c="3"/>stat <text:s text:c="5"/>stat</text:span></text:p>
            <text:p text:style-name="P6"><text:s text:c="14"/><text:span text:style-name="T1">Ncase <text:s text:c="23"/>expr <text:s text:c="5"/>casestat <text:s/>stat</text:span></text:p>
            <text:p text:style-name="P6"><text:s text:c="14"/><text:span text:style-name="T1">Nwhile <text:s text:c="22"/>expr <text:s text:c="5"/>stat <text:s text:c="5"/>stat</text:span></text:p>
            <text:p text:style-name="P6"><text:s text:c="14"/><text:span text:style-name="T1">Nrepeat <text:s text:c="21"/>stat <text:s text:c="5"/>expr <text:s text:c="5"/>stat</text:span></text:p>
            <text:p text:style-name="P6"><text:s text:c="14"/><text:span text:style-name="T1">Nloop <text:s text:c="23"/>stat <text:s text:c="15"/>stat</text:span> </text:p>
            <text:p text:style-name="P6"><text:s text:c="14"/><text:span text:style-name="T1">Nexit <text:s text:c="43"/>stat</text:span> </text:p>
            <text:p text:style-name="P6"><text:s text:c="14"/><text:span text:style-name="T1">Nreturn <text:s text:c="12"/>proc <text:s text:c="4"/>nextexpr <text:s text:c="11"/>stat <text:s text:c="4"/>(proc = NIL for mod)</text:span></text:p>
            <text:p text:style-name="P6"><text:s text:c="14"/><text:span text:style-name="T1">Nwith <text:s text:c="23"/>ifstat <text:s text:c="3"/>stat <text:s text:c="5"/>stat</text:span></text:p>
            <text:p text:style-name="P6"><text:s text:c="14"/><text:span text:style-name="T1">Ntrap <text:s text:c="33"/>expr <text:s text:c="5"/>stat</text:span></text:p>
            <text:p text:style-name="P2"><text:s text:c="14"/>Ncomp <text:s text:c="23"/>stat <text:s text:c="5"/>stat <text:s text:c="5"/>stat</text:p>
          </table:table-cell>
        </table:table-row>
      </table:table>
      <text:p text:style-name="P1"><text:s text:c="49"/></text:p>
      <text:p text:style-name="P1"><text:tab/><text:tab/></text:p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1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42cm" style:num-format="1" style:print-orientation="portrait" fo:margin-top="0.503cm" fo:margin-bottom="0.385cm" fo:margin-left="0.529cm" fo:margin-right="0.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20:57.990000000</meta:creation-date>
    <dc:date>2015-01-10T02:30:13.578000000</dc:date>
    <meta:editing-duration>PT20M21S</meta:editing-duration>
    <meta:editing-cycles>7</meta:editing-cycles>
    <meta:generator>LibreOffice/4.3.3.2$Windows_x86 LibreOffice_project/9bb7eadab57b6755b1265afa86e04bf45fbfc644</meta:generator>
    <meta:document-statistic meta:table-count="1" meta:image-count="0" meta:object-count="0" meta:page-count="1" meta:paragraph-count="142" meta:word-count="612" meta:character-count="8588" meta:non-whitespace-character-count="3415"/>
  </office:meta>
</office:document-meta>
</file>